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15E2F90754A.tif" manifest:media-type="image/tiff"/>
  <manifest:file-entry manifest:full-path="Pictures/10000001000003E8000001401101EC15.tif" manifest:media-type="image/tif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6.457cm" svg:height="8.466cm" svg:x="1.664cm" svg:y="2.665cm">
          <draw:image xlink:href="Pictures/10000001000003E8000001401101EC15.tif" xlink:type="simple" xlink:show="embed" xlink:actuate="onLoad" draw:mime-type="image/tiff">
            <text:p/>
          </draw:image>
        </draw:frame>
        <draw:frame draw:style-name="gr1" draw:text-style-name="P1" draw:layer="layout" svg:width="26.457cm" svg:height="9.259cm" svg:x="1.664cm" svg:y="10.668cm">
          <draw:image xlink:href="Pictures/10000001000003E80000015E2F90754A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4:17:49.617712498</meta:creation-date>
    <dc:date>2025-03-14T13:46:44.599539748</dc:date>
    <meta:editing-duration>PT2H48M28S</meta:editing-duration>
    <meta:editing-cycles>3</meta:editing-cycles>
    <meta:generator>LibreOffice/24.2.6.2$Linux_X86_64 LibreOffice_project/420$Build-2</meta:generator>
    <meta:document-statistic meta:object-count="2"/>
  </office:meta>
</office:document-meta>
</file>